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change createMultiple</text:p>
          </table:table-cell>
          <table:table-cell table:number-columns-repeated="3"/>
          <table:table-cell table:style-name="ce1" office:value-type="string" calcext:value-type="string">
            <text:p>CreateObject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ap&lt;String, List&lt;List&lt;ColumnInfo&gt;&gt;&gt; listData</text:p>
          </table:table-cell>
          <table:table-cell table:number-columns-repeated="4"/>
          <table:table-cell table:style-name="ce1" office:value-type="string" calcext:value-type="string">
            <text:p>ColumnInf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List&lt;String&gt; listMarkColor</text:p>
          </table:table-cell>
          <table:table-cell table:number-columns-repeated="4"/>
          <table:table-cell office:value-type="string" calcext:value-type="string">
            <text:p>private String color</text:p>
          </table:table-cell>
          <table:table-cell/>
          <table:table-cell office:value-type="string" calcext:value-type="string">
            <text:p>“”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MARK_COLOR_1</text:p>
          </table:table-cell>
          <table:table-cell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Select * from persons p inner join person_company <text:s/>pc on p.id = pc.id where age &gt;= 10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table:style-name="ce1" office:value-type="string" calcext:value-type="string">
            <text:p>ListMarkColor</text:p>
          </table:table-cell>
          <table:table-cell table:number-columns-repeated="2"/>
          <table:table-cell office:value-type="string" calcext:value-type="string">
            <text:p>p.id = MARK_COLOR_1 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ARK_COLOR_1</text:p>
          </table:table-cell>
          <table:table-cell/>
          <table:table-cell office:value-type="string" calcext:value-type="string">
            <text:p>pc.id = MARK_COLOR_1 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ARK_COLOR_2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Age = MARK_COLOR_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 style:data-style-name="N2" text:time-value="20:14:57.212255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20:00:21.315075341</meta:creation-date>
    <dc:date>2021-08-26T21:01:47.327427269</dc:date>
    <meta:editing-duration>PT53M53S</meta:editing-duration>
    <meta:editing-cycles>3</meta:editing-cycles>
    <meta:generator>LibreOffice/6.4.7.2$Linux_X86_64 LibreOffice_project/40$Build-2</meta:generator>
    <meta:document-statistic meta:table-count="1" meta:cell-count="15" meta:object-count="0"/>
  </office:meta>
</office:document-meta>
</file>